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194in" table:align="left"/>
    </style:style>
    <style:style style:name="Table1.A" style:family="table-column">
      <style:table-column-properties style:column-width="1.8201in"/>
    </style:style>
    <style:style style:name="Table1.B" style:family="table-column">
      <style:table-column-properties style:column-width="1.7028in"/>
    </style:style>
    <style:style style:name="Table1.C" style:family="table-column">
      <style:table-column-properties style:column-width="1.6965in"/>
    </style:style>
    <style:style style:name="Table1.D" style:family="table-column">
      <style:table-column-properties style:column-width="1.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en" fo:country="US" fo:background-color="transparent"/>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justify" style:justify-single-word="false"/>
      <style:text-properties fo:language="en" fo:country="US" fo:background-color="#ff6666"/>
    </style:style>
    <style:style style:name="P4" style:family="paragraph" style:parent-style-name="Standard">
      <style:paragraph-properties fo:text-align="justify" style:justify-single-word="false"/>
      <style:text-properties fo:language="en" fo:country="US" fo:background-color="#ffffff"/>
    </style:style>
    <style:style style:name="P5" style:family="paragraph" style:parent-style-name="Standard">
      <style:paragraph-properties fo:text-align="justify" style:justify-single-word="false"/>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fo:font-weight="bold" fo:background-color="transparent" style:font-size-asian="13pt" style:font-weight-asian="bold" style:font-size-complex="13pt" style:font-weight-complex="bold"/>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n" fo:country="US" fo:background-color="transparent" style:font-size-asian="12pt" style:font-size-complex="12pt"/>
    </style:style>
    <style:style style:name="P10" style:family="paragraph" style:parent-style-name="Standard">
      <style:paragraph-properties fo:text-align="justify" style:justify-single-word="false"/>
      <style:text-properties style:use-window-font-color="true" fo:font-size="12pt" fo:language="en" fo:country="US" fo:background-color="transparent" style:font-size-asian="12pt" style:font-size-complex="12pt"/>
    </style:style>
    <style:style style:name="P11" style:family="paragraph" style:parent-style-name="Standard">
      <style:paragraph-properties fo:text-align="justify" style:justify-single-word="false"/>
      <style:text-properties style:use-window-font-color="true" fo:font-size="12pt" fo:language="en" fo:country="US" fo:background-color="#ffff00" style:font-size-asian="12pt" style:font-size-complex="12pt"/>
    </style:style>
    <style:style style:name="P12" style:family="paragraph" style:parent-style-name="Standard">
      <style:paragraph-properties fo:text-align="justify" style:justify-single-word="false"/>
      <style:text-properties style:use-window-font-color="true" fo:font-size="12pt" fo:language="en" fo:country="US" style:text-underline-style="none" fo:font-weight="normal" fo:background-color="transparent"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use-window-font-color="true" fo:font-size="12pt" fo:language="en" fo:country="US" fo:background-color="#ff0000" style:font-size-asian="12pt" style:font-size-complex="12pt"/>
    </style:style>
    <style:style style:name="P14" style:family="paragraph" style:parent-style-name="Standard">
      <style:paragraph-properties fo:text-align="justify" style:justify-single-word="false"/>
      <style:text-properties style:use-window-font-color="true" fo:font-size="11pt" fo:language="en" fo:country="US" fo:background-color="transparent" style:font-size-asian="11pt" style:font-size-complex="11pt"/>
    </style:style>
    <style:style style:name="P15" style:family="paragraph" style:parent-style-name="Standard">
      <style:paragraph-properties fo:text-align="justify" style:justify-single-word="false"/>
      <style:text-properties style:use-window-font-color="true" fo:font-size="10pt" fo:language="en" fo:country="US" fo:background-color="transparent" style:font-size-asian="10pt" style:font-size-complex="10pt"/>
    </style:style>
    <style:style style:name="P16" style:family="paragraph" style:parent-style-name="Standard">
      <style:paragraph-properties fo:text-align="center" style:justify-single-word="false"/>
      <style:text-properties style:use-window-font-color="true" fo:font-size="10pt" fo:language="en" fo:country="US" fo:background-color="transparent" style:font-size-asian="10pt" style:font-size-complex="10pt"/>
    </style:style>
    <style:style style:name="P17" style:family="paragraph" style:parent-style-name="Standard">
      <style:paragraph-properties fo:text-align="justify" style:justify-single-word="false"/>
      <style:text-properties style:use-window-font-color="true" style:font-name="Liberation Serif1" fo:font-size="12pt" fo:language="en" fo:country="US" fo:background-color="transparent" style:font-size-asian="12pt" style:font-name-complex="Liberation Serif1" style:font-size-complex="12pt"/>
    </style:style>
    <style:style style:name="P18" style:family="paragraph" style:parent-style-name="Standard">
      <style:paragraph-properties fo:text-align="justify" style:justify-single-word="false"/>
      <style:text-properties fo:color="#ff0000" fo:font-size="12pt" fo:language="en" fo:country="US" style:text-underline-style="none" fo:font-weight="normal" fo:background-color="transparent"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ff0000" fo:language="en" fo:country="US" fo:background-color="transparent"/>
    </style:style>
    <style:style style:name="P20"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1pt" fo:language="en" fo:country="US" fo:background-color="transparent" style:font-size-asian="11pt" style:font-size-complex="11pt"/>
    </style:style>
    <style:style style:name="P22" style:family="paragraph" style:parent-style-name="Standard">
      <style:paragraph-properties fo:text-align="justify" style:justify-single-word="false"/>
      <style:text-properties fo:font-size="9pt" fo:language="en" fo:country="US" fo:background-color="transparent" style:font-size-asian="9pt" style:font-size-complex="9pt"/>
    </style:style>
    <style:style style:name="P23" style:family="paragraph" style:parent-style-name="Standard">
      <style:text-properties fo:background-color="transparent"/>
    </style:style>
    <style:style style:name="P24" style:family="paragraph" style:parent-style-name="Standard">
      <style:paragraph-properties fo:margin-left="0in" fo:margin-right="0in" fo:text-align="justify" style:justify-single-word="false" fo:text-indent="0.1882in" style:auto-text-indent="false"/>
      <style:text-properties fo:font-size="10pt" fo:language="en" fo:country="US" fo:background-color="#ffffff" style:font-size-asian="10pt" style:font-size-complex="10pt"/>
    </style:style>
    <style:style style:name="P25" style:family="paragraph" style:parent-style-name="Table_20_Contents">
      <style:paragraph-properties fo:text-align="justify" style:justify-single-word="false"/>
      <style:text-properties fo:font-size="10pt" style:font-size-asian="10pt" style:font-size-complex="10pt"/>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para">
      <style:paragraph-properties fo:margin-left="0in" fo:margin-right="0in" fo:text-indent="0in" style:auto-text-indent="false"/>
      <style:text-properties fo:font-size="11pt" style:font-size-asian="11pt" style:font-size-complex="11pt"/>
    </style:style>
    <style:style style:name="P28" style:family="paragraph" style:parent-style-name="para">
      <style:paragraph-properties fo:margin-left="0in" fo:margin-right="0in" fo:text-align="justify" style:justify-single-word="false" fo:text-indent="0in" style:auto-text-indent="false"/>
      <style:text-properties fo:font-size="11pt" fo:language="en" fo:country="US" fo:background-color="#ffff00" style:font-size-asian="11pt" style:font-size-complex="11pt"/>
    </style:style>
    <style:style style:name="P29" style:family="paragraph" style:parent-style-name="para">
      <style:paragraph-properties fo:margin-left="0in" fo:margin-right="0in" fo:text-indent="0in" style:auto-text-indent="false"/>
      <style:text-properties fo:color="#ff0000" fo:font-size="12pt" style:font-size-asian="12pt" style:font-size-complex="12pt"/>
    </style:style>
    <style:style style:name="P30" style:family="paragraph" style:parent-style-name="para">
      <style:paragraph-properties fo:margin-left="0in" fo:margin-right="0in" fo:text-align="justify" style:justify-single-word="false" fo:text-indent="0in" style:auto-text-indent="false"/>
      <style:text-properties fo:color="#ff0000" fo:font-size="12pt" style:font-size-asian="12pt" style:font-size-complex="12pt"/>
    </style:style>
    <style:style style:name="P31" style:family="paragraph" style:parent-style-name="para">
      <style:paragraph-properties fo:margin-left="0in" fo:margin-right="0in" fo:text-align="justify" style:justify-single-word="false" fo:text-indent="0in" style:auto-text-indent="false"/>
      <style:text-properties style:use-window-font-color="true" fo:font-size="12pt" fo:language="en" fo:country="US" fo:background-color="transparent" style:font-size-asian="12pt" style:font-size-complex="12pt"/>
    </style:style>
    <style:style style:name="P32" style:family="paragraph" style:parent-style-name="para">
      <style:text-properties fo:font-size="11pt" style:font-size-asian="11pt" style:font-size-complex="11pt"/>
    </style:style>
    <style:style style:name="P33" style:family="paragraph" style:parent-style-name="Standard">
      <style:paragraph-properties fo:text-align="justify" style:justify-single-word="false"/>
      <style:text-properties fo:font-size="11pt" fo:language="en" fo:country="US" fo:background-color="transparen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background-color="#ffffff"/>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background-color="transparent"/>
    </style:style>
    <style:style style:name="T7" style:family="text">
      <style:text-properties fo:background-color="transparent"/>
    </style:style>
    <style:style style:name="T8" style:family="text">
      <style:text-properties fo:language="en" fo:country="US" fo:background-color="transparent"/>
    </style:style>
    <style:style style:name="T9" style:family="text">
      <style:text-properties fo:language="en" fo:country="US" fo:background-color="#ffffff"/>
    </style:style>
    <style:style style:name="T10" style:family="text">
      <style:text-properties fo:language="en" fo:country="US" fo:background-color="#00ffff"/>
    </style:style>
    <style:style style:name="T11" style:family="text">
      <style:text-properties fo:background-color="#ffffff"/>
    </style:style>
    <style:style style:name="T12" style:family="text">
      <style:text-properties style:use-window-font-color="true"/>
    </style:style>
    <style:style style:name="T13" style:family="text">
      <style:text-properties style:use-window-font-color="true" fo:font-size="12pt" style:font-size-asian="12pt" style:font-size-complex="12pt"/>
    </style:style>
    <style:style style:name="T14" style:family="text">
      <style:text-properties style:use-window-font-color="true" fo:font-size="12pt" fo:font-weight="bold" style:font-size-asian="12pt" style:font-weight-asian="bold" style:font-size-complex="12pt" style:font-weight-complex="bold"/>
    </style:style>
    <style:style style:name="T15" style:family="text">
      <style:text-properties style:use-window-font-color="true" fo:font-size="12pt" style:text-underline-style="none" fo:font-weight="normal" fo:background-color="#ffffff" style:font-size-asian="12pt" style:font-weight-asian="normal" style:font-size-complex="12pt" style:font-weight-complex="normal"/>
    </style:style>
    <style:style style:name="T16" style:family="text">
      <style:text-properties style:use-window-font-color="true" fo:font-size="12pt" style:text-underline-style="none" fo:font-weight="normal" style:font-size-asian="12pt" style:font-weight-asian="normal" style:font-size-complex="12pt" style:font-weight-complex="normal"/>
    </style:style>
    <style:style style:name="T17" style:family="text">
      <style:text-properties style:use-window-font-color="true" style:font-name="Liberation Serif1" fo:font-size="12pt" style:font-size-asian="12pt" style:font-name-complex="Liberation Serif1" style:font-size-complex="12pt"/>
    </style:style>
    <style:style style:name="T18" style:family="text">
      <style:text-properties style:use-window-font-color="true" style:text-underline-style="none" fo:font-weight="normal" style:font-weight-asian="normal" style:font-weight-complex="normal"/>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style:font-size-asian="12pt" style:font-name-complex="Times New Roman" style:font-size-complex="12pt"/>
    </style:style>
    <style:style style:name="T21" style:family="text">
      <style:text-properties fo:font-size="10pt" fo:background-color="#ffffff" style:font-size-asian="10pt" style:font-size-complex="10pt"/>
    </style:style>
    <style:style style:name="T22" style:family="text">
      <style:text-properties fo:font-size="10pt" fo:background-color="transparent" style:font-size-asian="10pt" style:font-size-complex="10pt"/>
    </style:style>
    <style:style style:name="T23" style:family="text">
      <style:text-properties fo:font-size="10pt" style:font-size-asian="10pt" style:font-size-complex="10pt"/>
    </style:style>
    <style:style style:name="T24" style:family="text">
      <style:text-properties fo:color="#ff0000"/>
    </style:style>
    <style:style style:name="T25" style:family="text">
      <style:text-properties fo:color="#ff0000" fo:background-color="transparent"/>
    </style:style>
    <style:style style:name="T26" style:family="text">
      <style:text-properties fo:color="#ff0000" fo:font-size="12pt" style:text-underline-style="none" fo:font-weight="normal" fo:background-color="transparent" style:font-size-asian="12pt" style:font-weight-asian="normal" style:font-size-complex="12pt" style:font-weight-complex="normal"/>
    </style:style>
    <style:style style:name="T27" style:family="text">
      <style:text-properties fo:color="#ff0000" fo:background-color="#00ff00"/>
    </style:style>
    <style:style style:name="T28" style:family="text">
      <style:text-properties fo:color="#ff0000" fo:background-color="#ffff00"/>
    </style:style>
    <style:style style:name="T29" style:family="text">
      <style:text-properties fo:color="#ff0000" fo:background-color="#ffffff"/>
    </style:style>
    <style:style style:name="T30" style:family="text">
      <style:text-properties style:text-underline-style="none"/>
    </style:style>
    <style:style style:name="T31" style:family="text">
      <style:text-properties style:text-underline-style="none" fo:background-color="transparent"/>
    </style:style>
    <style:style style:name="T32" style:family="text">
      <style:text-properties style:text-underline-style="none" fo:background-color="#ffffff"/>
    </style:style>
    <style:style style:name="T33" style:family="text">
      <style:text-properties fo:font-size="12pt" style:font-size-asian="12pt" style:font-size-complex="12pt"/>
    </style:style>
    <style:style style:name="T34"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5" style:family="text">
      <style:text-properties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upplementary Material for:</text:p>
      <text:p text:style-name="P20">“CombTEs: a result from comparing pHMMs and the library-based </text:p>
      <text:p text:style-name="P20">method to search for LTR retrotransposons”</text:p>
      <text:p text:style-name="P8"/>
      <text:p text:style-name="P8"/>
      <text:p text:style-name="P1"><text:span text:style-name="T15"><text:tab/>The basic idea of this propose is that the tools used to search for TEs in a query sequence would be run just once (tasks that can take several hours) and, after that, the user can perform very fast and easily many tests with different filter associations (for the used metrics) using t</text:span><text:span text:style-name="T16">he implemented main Perl script, called “CombTEs.pl”, proposed here. The answers from these tests can be compared to provide the final conclusions about the TE candidates identified in the query sequence.</text:span></text:p>
      <text:p text:style-name="P1"><text:tab/><text:span text:style-name="T16">“CombTEs.pl”</text:span> combines predictions from HMMER and RepeatMasker, and also from other tools, accepting results from running the tools on (a) a whole long sequence and (b) subsequences of a long sequence. Additionally, results from running the tools on (c) a set of separate small sequences can also be processed by that script (another script is made available to treat independently such small sequences).</text:p>
      <text:p text:style-name="P8"/>
      <text:p text:style-name="P8"/>
      <text:p text:style-name="P6"><text:span text:style-name="T5">Section S1</text:span>:</text:p>
      <text:p text:style-name="P1"><text:tab/>The programs RepeatMasker (http://www.repeatmasker.org/), version open-4.0.5, HMMER (http://hmmer.org/), version 3.1b1, and RPS-Blast (ftp://ftp.ncbi.nih.gov/blast/executables/blast+/), version 2.5.0+, were used in the tests.</text:p>
      <text:p text:style-name="P1"/>
      <text:p text:style-name="P1"><text:tab/>The <text:span text:style-name="T1">D. melanogaster</text:span> genome used for tests was downloaded from FlyBase (http://flybase.org/), together with its annotation; the version 6.15, used here, describes 4162 sequences of Bel-PAO, Copia, and Gypsy.</text:p>
      <text:p text:style-name="P1"/>
      <text:p text:style-name="P19">An observation about the citation in the main text that the official annotation used in this work can not be complete:</text:p>
      <text:p text:style-name="P2"><text:span text:style-name="T25">Hoen et al. (2015) describe that misannotation occurs in all sources of TE annotation and propose the creation of benchmarks for the evaluation of approaches aimed to identify and classify TEs. This type of problem can affect negatively the assessment and comparison tasks, as it happened in this work. However, regardless of this problem, it is important to state that the TE annotation from FlyBase was good enough to allow the comparison among the tested tools in </text:span><text:span text:style-name="T26">a more realist situation.</text:span></text:p>
      <text:p text:style-name="P18">{<text:span text:style-name="T23"><text:tab/>Hoen, D.R., Hickey, C., Bourque, G., et al. 2015. A call for benchmarking transposable element annotation methods. Mobile DNA. 6:13. https://doi.org/10.1186/s13100-015-0044-6. </text:span>}</text:p>
      <text:p text:style-name="P12"/>
      <text:p text:style-name="P1"><text:tab/>The reference sequences of LTR retrotransposons (LTR-RT) were obtained from Repbase (https://www.girinst.org/server/RepBase/), version 18.01, which provides the necessary information in this work: the nucleotide (NT) sequences related to the internal regions of TEs, the start and end positions of their coding sequences (CDS), and the corresponding TE classification. The sequences of <text:span text:style-name="T3">any</text:span> <text:span text:style-name="T1">Drosophila</text:span> were excluded from the sets used to build the library for RepeatMasker and to train the pHMMs to avoid bias; for RepeatMasker, each reference sequence was labeled with the corresponding superfamily. The numbers of reference sequences of the resulting data sets are: 752 for Bel-PAO, 3215 for Copia, and 4577 for Gypsy. </text:p>
      <text:p text:style-name="P1"/>
      <text:p text:style-name="P1"><text:tab/>To learn the pHMMs, NT sequences were aligned with the MAFFT program (https://mafft.cbrc.jp/alignment/software/) and, for some pHMMs, clustered using the CD-Hit package (http://weizhongli-lab.org/cd-hit/).</text:p>
      <text:p text:style-name="P1"><text:soft-page-break/></text:p>
      <text:p text:style-name="P1"><text:tab/>All used tools were run using their default parameter settings.</text:p>
      <text:p text:style-name="P1"/>
      <text:p text:style-name="P4">About the pHMMs:</text:p>
      <text:p text:style-name="P2"><text:span text:style-name="T11"><text:tab/>In the tests were used three different pHMMs for each superf</text:span><text:span text:style-name="T7">amily. The basic difference between them is in the way the training sequences are obtained. Previously (Fischer et al., 2018), we teste</text:span><text:span text:style-name="T31">d </text:span><text:span text:style-name="T32">six di</text:span><text:span text:style-name="T11">fferent ways of selecting reference sequences to train pHMMs and showed that three of them (used here) can produce very interesting results; such results are improved when they are combined. These three ways of selecting reference sequences are:</text:span></text:p>
      <text:p text:style-name="P2"><text:span text:style-name="T11">- the first one is the conventional way, which uses the </text:span><text:span text:style-name="T4">whole internal NT regions of TEs</text:span><text:span text:style-name="T11"> as reference sequences -</text:span><text:span text:style-name="T7"> in this work, these internal regions were obtained directly from Repbase, producing </text:span><text:span text:style-name="T11">one pHMM for each superfamily, which were run separately;</text:span></text:p>
      <text:p text:style-name="P2"><text:span text:style-name="T11">- for the second way, the sequences of each set (of each superfamily) of the conventional one are clustered according to the level of similarity - </text:span><text:span text:style-name="T7">here, this process produced 3 or 4 clusters, depending on the superfamily; each cluster was aligned separately an</text:span><text:span text:style-name="T11">d used to train the corresponding pHM</text:span><text:span text:style-name="T7">M. Finally, one general pHMM (resulting from the concatenation of the 3 or 4 pHMMs) was generated for each superfamily;</text:span></text:p>
      <text:p text:style-name="P2"><text:span text:style-name="T7">- <text:s/>th</text:span><text:span text:style-name="T11">e last way considers the NT regions related to the CD</text:span><text:span text:style-name="T7">S of LTR-RT - the set of CDS for each TE superfamily can be obtained directly from Repbase (using start and end positions described there). Considering those previous tests (Fischer et al., 2018), only the CDS of Repbase presenting at least one region recognized as related to conserved domains of TEs (particularly, aspartic proteinase, reverse transcriptase, RNase H, and integrase (Wicker et al., 2007)) were selected in this work to train the pHMMs. Important to note that the </text:span><text:span text:style-name="T6">whole NT CDS</text:span><text:span text:style-name="T7"> was taken and not only the NT regions related to the conserved domains. Then, each CDS set for each superfamily was clustered, forming 3 or 4 clusters for each superfamily; each resulting cluster was</text:span><text:span text:style-name="T11"> aligned separately to train a pHMM. </text:span><text:span text:style-name="T7">Finally, one general pHMM (resulting from the concatenation of the 3 or 4 pHMMs) was generated for each superfamily.</text:span></text:p>
      <text:p text:style-name="P2">{ <text:s text:c="2"/><text:span text:style-name="T22">Fischer, C.N.; Campos, V.A.; Barella, V.H. 2018. On</text:span><text:span text:style-name="T21"> the search for retrotransposons: alternative protocols to obtain sequences to learn profile hidden Markov models. J. Comput. Biol., 25. https://doi.org/10.1089/cmb.2017.0219. </text:span></text:p>
      <text:p text:style-name="P24">Wicker, T., Sabot, F., Hua-Van, A., et al. 2007. A unified classification system for eukaryotic transposable elements. Nat. Rev. Genet. 8, 973-982. }</text:p>
      <text:p text:style-name="P2"/>
      <text:p text:style-name="P2"><text:tab/>It is important to observe that the first and second ways of <text:span text:style-name="T11">obtaining the training sequences are aimed t</text:span><text:span text:style-name="T7">o p</text:span><text:span text:style-name="T31">redict the whole or even any unspecific internal part of a TE, while the third one focuses on supposed whole coding regions of the query seque</text:span><text:span text:style-name="T7">nce. </text:span></text:p>
      <text:p text:style-name="P1"/>
      <text:p text:style-name="P2"><text:span text:style-name="T11"><text:tab/>The results of running the (general) pHMMs of these three ways of obtaining the training sequences were comb</text:span><text:span text:style-name="T7">ined (without redu</text:span><text:span text:style-name="T11">ndancies among predictions), for each superfamily, and used as th</text:span><text:span text:style-name="T7">e final results of the pHMMs for the comparison with RepeatMasker. </text:span><text:span text:style-name="T11">For the ones interested in using these 3 types of pHMM, they are also made available, together with Perl scripts to treat their results (extracting the results of interest and excluding redundancies between predictions).</text:span></text:p>
      <text:p text:style-name="P4"/>
      <text:p text:style-name="P2"><text:span text:style-name="T11"><text:tab/>In our tests, each chromosome of the </text:span><text:span text:style-name="T2">D. melanogaster</text:span><text:span text:style-name="T7"> was split in subsequences to improve the number and quality of the predictions of all tested tools. Another script can be used to split a long sequence in subsequences with a region of overlapping between subsequent subsequences (it is made available as well). Two other implemented scripts extract the predictions from the output files from (i) HMMER and RepeatMasker and from the results of (ii) RPS-Blast; these two scripts exclude redundancies between predictions (for example when two pHMMs are used), including the predictions in the overlapping regions of subsequences (when a long sequence is split in small ones), and write the </text:span><text:soft-page-break/><text:span text:style-name="T7">results of interest in a specific format which is very easy to read and analyze. </text:span></text:p>
      <text:p text:style-name="P1"/>
      <text:p text:style-name="P1"/>
      <text:p text:style-name="P7"><text:span text:style-name="T3">Section S2</text:span>:</text:p>
      <text:p text:style-name="P1"><text:tab/>About the <text:span text:style-name="T12">default value for RepeatMasker: only matches with </text:span>minimum value for SW score of 225 were reported by <text:span text:style-name="T12">RepeatMasker; t</text:span>hese matches were considered as the “non filtered” results in the tests.</text:p>
      <text:p text:style-name="P1"/>
      <text:p text:style-name="P1">About the results in Table 1 of the main text:</text:p>
      <text:p text:style-name="P5"><text:span text:style-name="T8">- </text:span>from a total of 4162 annotations, RepeatMasker missed 427 ( = 2171-1744) (24.5%) annotations more than HMMER (“No filter” line);</text:p>
      <text:p text:style-name="P5">- for values of filter<text:span text:style-name="T19">s which maintain very close the amounts of False Positive (FP) predictions for both methods (the last four lines of the table), the pHMMs always produced lower numbers of missed annotations: between 552 (</text:span><text:span text:style-name="T20">2683 - 2131</text:span><text:span text:style-name="T19">) and 291 (</text:span><text:span text:style-name="T20">2855-2564</text:span><text:span text:style-name="T19">), depending on the used filters;</text:span></text:p>
      <text:p text:style-name="P5"><text:span text:style-name="T19">- from the total of TEs correctly predicted by both tools, betwe</text:span>en 28% and 22% were predicted exclusively by HMMER and between 1.3% and 4.9% were found only by RepeatMasker:</text:p>
      <text:p text:style-name="P5"><text:tab/>- for the first filter association (1e-05 for HMMER and 393 for RepeatMasker):</text:p>
      <text:p text:style-name="P5"><text:tab/><text:tab/>- total of correct predictions of the two tools together: 2058</text:p>
      <text:p text:style-name="P5"><text:tab/><text:tab/>- from 2058, 579 (28.1%) were identified only by HMMER and 27 (1.3%) only by<text:tab/><text:tab/><text:tab/>RepeatMasker</text:p>
      <text:p text:style-name="P5"><text:tab/>- for the last filter association (1e-30 for HMMER and 480 for RepeatMasker):</text:p>
      <text:p text:style-name="P5"><text:tab/><text:tab/>- total of correct predictions of both tools together: 1681</text:p>
      <text:p text:style-name="P5"><text:tab/><text:tab/>- from 1681, 374 (22.2%) were identified only by HMMER and 83 (4.9%) only by<text:tab/><text:tab/><text:tab/>RepeatMasker;</text:p>
      <text:p text:style-name="P5">- <text:span text:style-name="T8">the conclusion is that the pHMMs presented better performance</text:span><text:span text:style-name="T9"> (37.3% to 22.3% more correct predictions) t</text:span><text:span text:style-name="T8">han the library-based</text:span><text:span text:style-name="T9"> method, considering the used tools:</text:span></text:p>
      <text:p text:style-name="P5"><text:tab/>- for the first filter association (1e-05 for HMMER and 393 for RepeatMasker):</text:p>
      <text:p text:style-name="P4"><text:tab/><text:tab/>- for HMMER: (4162 annotations - 2131 FN) = 2031 correct predictions</text:p>
      <text:p text:style-name="P4"><text:tab/><text:tab/>- for RepeatMasker: (4162 annotations - 2683 FN) = 1479 correct predictions</text:p>
      <text:p text:style-name="P1"><text:tab/><text:tab/>- 2031/1479 = 37.3% more correct predictions by HMMER;</text:p>
      <text:p text:style-name="P5"><text:tab/>- for the last filter association (1e-30 for HMMER and 480 for RepeatMasker):</text:p>
      <text:p text:style-name="P4"><text:tab/><text:tab/>- for HMMER: (4162 annotations - 2564 FN) = 1598 correct predictions</text:p>
      <text:p text:style-name="P4"><text:tab/><text:tab/>- for RepeatMasker: (4162 annotations - 2855 FN) = 1307 correct predictions</text:p>
      <text:p text:style-name="P1"><text:tab/><text:tab/>- <text:span text:style-name="T11">1598</text:span>/ <text:span text:style-name="T11">1307</text:span> = 22.3% more correct predictions by HMMER.</text:p>
      <text:p text:style-name="P3"/>
      <text:p text:style-name="P3"/>
      <text:p text:style-name="P7"><text:span text:style-name="T3">Section S3</text:span>:</text:p>
      <text:p text:style-name="P1"><text:tab/>The total of combined predictions shown in “Three”, “Two”, and “One” columns of Table 1 of the main text were obtained using the logical “AND” among the applications of the filters on the initial results from the used tools (applying: “filter_HMMER” AND “filter_RepeatMasker” AND “filter_RpsBlast”). The other results described in the text were obtained using the logical “OR” among the applications of the filters (“filter_HMMER” OR “filter_RepeatMasker” OR “filter_RpsBlast”). For example, as described in the main text, for the first filter association (<text:span text:style-name="T13">i.e., “1e-05 for HMMER” AND “393 for RepeatMasker” AND “1e-05 for Rpsblast”), from 1829 combined predictions produced by all the three tools together (“Three” column), 28.7% of them (525) would be initially defined as FP but, applying the filtering process as “1e-20 for HMMER” OR “500 for RepeatMasker” OR “1e-20 for Rps-Blast” (i.e., at least one of the E-value or SW score metrics would be considered as “good” one), 518 of those 525 (98.7%) could be considered as correct combined predictions. Even for more stringent thresholds (“1e-40” OR “800” OR “1e-40”), 481 (91.6%) of those 525 FP would be correct ones. </text:span><text:soft-page-break/><text:span text:style-name="T13">Interesting to observe that, for that logical clause, using “1e-10 OR 400 OR 1e-10” (i.e., “1e-10 for HMMER” OR “400 for RepeatMasker” OR “1e-10 for Rps-Blast”), all 525 FP would be correct. Considering this, for each tested chromosome, a list of combined predictions that might be missing in the official annotation (or present annotation problems) is made available as well.</text:span></text:p>
      <text:p text:style-name="P31"/>
      <text:p text:style-name="P13">Dos belgas:</text:p>
      <text:p text:style-name="P13">Further inspection learned that all these annotations are indeed missing in Flybase, except the first false positive for Copia, which is in Flybase, but is annotated on the wrong strand . In general, we observed that 14 annotations for Copia in Flybase describe strands different of the strands retrieved by RPS-Blast for their conserved domains; for Gypsy and Bel-Pao, these numbers are 34 and 5, respectively. </text:p>
      <text:p text:style-name="P13"/>
      <text:p text:style-name="P10"><text:tab/>Table S1 below summarizes the numbers of possible correct predictions, w.r.t. the initial number of FP, when considering all the three, any two, or only one of the tested tools.</text:p>
      <text:p text:style-name="P10"/>
      <text:p text:style-name="P1"><text:span text:style-name="T14">Table S1.</text:span><text:span text:style-name="T13"> Amount (and percentage) </text:span><text:span text:style-name="T17">of possible True Positive (TP) predictions from the total of the initially defined as FP when using the logical clause (with “OR”) described above.</text:span></text:p>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filter_HMMER” <text:s text:c="10"/>OR</text:p>
            <text:p text:style-name="P21">“filter_RepeatMasker” <text:s text:c="2"/>OR</text:p>
            <text:p text:style-name="P21">“filter_RpsBlast”</text:p>
          </table:table-cell>
          <table:table-cell table:style-name="Table1.A1" office:value-type="string">
            <text:p text:style-name="P25">For all THREE tools: from a total of 1829 combined predictions, 525 (28.7%) would be initially FP</text:p>
          </table:table-cell>
          <table:table-cell table:style-name="Table1.A1" office:value-type="string">
            <text:p text:style-name="P25">For any TWO tools: from a total of 474 combined predictions, 188 (39.7%) would be initially FP</text:p>
          </table:table-cell>
          <table:table-cell table:style-name="Table1.D1" office:value-type="string">
            <text:p text:style-name="P25">For any ONE tool: from a total of 1025 combined predictions, 754 (73.6%) would be initially FP</text:p>
          </table:table-cell>
        </table:table-row>
        <table:table-row>
          <table:table-cell table:style-name="Table1.A2" office:value-type="string">
            <text:p text:style-name="P15">“1e-10” OR “400” OR “1e-10”</text:p>
          </table:table-cell>
          <table:table-cell table:style-name="Table1.A2" office:value-type="string">
            <text:p text:style-name="P26">525 (100%) TP</text:p>
          </table:table-cell>
          <table:table-cell table:style-name="Table1.A2" office:value-type="string">
            <text:p text:style-name="P16">177 (94.1%) TP</text:p>
          </table:table-cell>
          <table:table-cell table:style-name="Table1.D2" office:value-type="string">
            <text:p text:style-name="P16">499 (66.2%) TP</text:p>
          </table:table-cell>
        </table:table-row>
        <table:table-row>
          <table:table-cell table:style-name="Table1.A2" office:value-type="string">
            <text:p text:style-name="P15">“1e-20” OR “500” OR “1e-20”</text:p>
          </table:table-cell>
          <table:table-cell table:style-name="Table1.A2" office:value-type="string">
            <text:p text:style-name="P16">518 (98.7%) TP</text:p>
          </table:table-cell>
          <table:table-cell table:style-name="Table1.A2" office:value-type="string">
            <text:p text:style-name="P16">120 (63.8%) TP</text:p>
          </table:table-cell>
          <table:table-cell table:style-name="Table1.D2" office:value-type="string">
            <text:p text:style-name="P16">141 (18.7%) TP</text:p>
          </table:table-cell>
        </table:table-row>
        <table:table-row>
          <table:table-cell table:style-name="Table1.A2" office:value-type="string">
            <text:p text:style-name="P15">“1e-30” OR “600” OR “1e-30”</text:p>
          </table:table-cell>
          <table:table-cell table:style-name="Table1.A2" office:value-type="string">
            <text:p text:style-name="P26">504 (96.0%) TP</text:p>
          </table:table-cell>
          <table:table-cell table:style-name="Table1.A2" office:value-type="string">
            <text:p text:style-name="P16"><text:s/>82 (43.6%) TP</text:p>
          </table:table-cell>
          <table:table-cell table:style-name="Table1.D2" office:value-type="string">
            <text:p text:style-name="P16">63 (8.4%) TP</text:p>
          </table:table-cell>
        </table:table-row>
        <table:table-row>
          <table:table-cell table:style-name="Table1.A2" office:value-type="string">
            <text:p text:style-name="P15">“1e-40” OR “800” OR “1e-40”</text:p>
          </table:table-cell>
          <table:table-cell table:style-name="Table1.A2" office:value-type="string">
            <text:p text:style-name="P16">481 (91.6%) TP</text:p>
          </table:table-cell>
          <table:table-cell table:style-name="Table1.A2" office:value-type="string">
            <text:p text:style-name="P16"><text:s/>52 (27.6%) TP</text:p>
          </table:table-cell>
          <table:table-cell table:style-name="Table1.D2" office:value-type="string">
            <text:p text:style-name="P16"><text:s/>21 (2.8%) TP</text:p>
          </table:table-cell>
        </table:table-row>
      </table:table>
      <text:p text:style-name="P10"/>
      <text:p text:style-name="P10"><text:tab/>Table S1 above (and also Table 1 in the main text) shows that, for all the three tools, even when using lower thresholds for the E-values and/or higher ones for SW score, the total of combined predictions that could be considered correct ones was very high (above 91%, reaching 98.7% and even 100%); this is not the case for predictions found by only one tool (the last column). All this means that results produced by the combination of predictions as proposed here would be more reliable than the ones produced by only one tool. Of course, the fact that a TE has been predicted by just one tool does not invalidate that prediction; this simply means that such a prediction would have to be analyzed more carefully.</text:p>
      <text:p text:style-name="P9"><text:span text:style-name="T12"><text:tab/>Considering the observation above, the </text:span><text:span text:style-name="T18">“CombTEs.pl” script </text:span><text:span text:style-name="T12">also shows in a tabular file the resulting combined predictions that present at least one of the considered metrics as being a good one (i.e., low E-value and/or high SW score) (more about this in Section S4 below).</text:span></text:p>
      <text:p text:style-name="P11"/>
      <text:p text:style-name="P11">Lembrar que “<text:span text:style-name="T7">CombTEs </text:span>.pl” deverá pedir mais 3 parameters de entrada para as filtragens com OR que por default poderiam ser iguais aos filtros usados para cada tool – a insercao destas novas filtragens seria feita nos pedidos de leitura dos valores usando o VETOR “$tools[$i]” e nao os nomes das tools.</text:p>
      <text:p text:style-name="P1"/>
      <text:p text:style-name="P23"><text:span text:style-name="T34">Section S4</text:span><text:span text:style-name="T35">:</text:span></text:p>
      <text:p text:style-name="P1"><text:tab/>The scripts presented here were written in Perl language, for Unix-like systems, in a simple and direct way; thus, they can be easily modified/adapted.</text:p>
      <text:p text:style-name="P1"><text:tab/>The main script, “CombTEs.pl”, combines the final candidates from each tool used to search for LTR-RT; it calls one or more scripts that generate those final candidates.</text:p>
      <text:p text:style-name="P1"><text:tab/>When using HMMER<text:span text:style-name="T30"> and/or R</text:span>epeatMasker, an available script is “finalCandidsHmmerRM.pl” <text:soft-page-break/>that can be used to generate the final candidates of both tools, in an independent way (this means that only one of these tools can be used in the searches for LTR-RT). Initially, for each tool, this script generates the candidates of each superfamily (one file for each superfamily); in this step, the predictions of the superfamily are filtered. After that, the script compares the initial candidates of all superfamilies of a particular tool that are inside a specific region of the query sequence and selects the best identified one (the one with the lowest E-value or the highest SW score) as the final candidate of that tool - one file, with candidates of all superfamilies, is generated for each tool.</text:p>
      <text:p text:style-name="P1"><text:tab/>If Rps-Blast is used in the search process, another available script (“finalCandidsRpsBlast.pl”) can be used, which generates the final candidates of Rps-Blast with the superfamily classification based on the conserved domains (Wicker et al., 2007) identified in a delimited region of the query sequence; the script filters the predictions based on their E-values - only one final file is produced by this script for all superfamilies together.</text:p>
      <text:p text:style-name="P1"><text:tab/>“CombTEs.pl” can call automatically the two scripts cited above. It can also execute automatically scripts aimed to provide the final candidates of other tools used to search for LTR-RT. For that, the name(s) of the new script(s) must be in the format “finalCandidsTOOL_NAME.exec” (as for “finalCandidsRpsBlast.pl”) to be automatically executed by “CombTEs.pl”; also, the new script(s) should generate a file, with all final candidates for all considered superfamilies together, in the following format:</text:p>
      <text:p text:style-name="P22"/>
      <text:p text:style-name="P22">CANDIDATE_1 - FROM: pos_Init - TO: pos_Final - LENGTH: length - SENSE: Direct/Reverse - CLASSIFICATION: superfam</text:p>
      <text:p text:style-name="P22">PREDIC---FROM--pos_Init---TO--anyPos---LENGTH--length_1---METRICS--metr---SENSE--D/R---SUPERFAM--superfam</text:p>
      <text:p text:style-name="P22">….</text:p>
      <text:p text:style-name="P22">PREDIC---FROM--anyPos---TO--pos_Final---LENGTH--length_N---METRICS--metr---SENSE--D/R---SUPERFAM--superfam</text:p>
      <text:p text:style-name="P22">(one blank line)</text:p>
      <text:p text:style-name="P22">CANDIDATE_2 - FROM: pos_Init - TO: pos_Final - LENGTH: length - SENSE: Direct/Reverse - CLASSIFICATION: superfam</text:p>
      <text:p text:style-name="P22">…</text:p>
      <text:p text:style-name="P1"><text:span text:style-name="T33">The “CANDIDATE_1”, “CANDIDATE_2”, etc. must be sorted by their FROM positions into the query sequence and the value of “METRICS” wo</text:span>uld be used to filter the predictions before producing the final candidates of the tool.</text:p>
      <text:p text:style-name="P1"/>
      <text:p text:style-name="P1"><text:tab/>The main script produces a file called “FinalClassification.txt” that describes all “groups” formed in the combination process, with details about each candidate (from each tool) that forms the group. Each group is also written in other output file (named ONE, TWO, THREE, etc.), depending on the amount of tools used to form that group. One last produced file, in tabular format, shows a summary of the formed groups, <text:span text:style-name="T13">highlighting (by showing the corresponding tools) the ones that present at least one of the considered metrics as being good one (i.e., low E-value and/or high SW score, when using them) and, also, describing the domains found by Rps-Blast (when this tool is used to search for LTR-RT).</text:span></text:p>
      <text:p text:style-name="P10"/>
      <text:p text:style-name="P2"><text:span text:style-name="T7"><text:tab/>As mentioned in Section S1 above, three other Perl scripts are also made available: (i) one to split a long sequence in subsequences, with a region of overlapping between subsequent subsequences </text:span><text:span text:style-name="T7">and (ii) two scripts aimed to </text:span><text:span text:style-name="T11">extract the predictions </text:span><text:span text:style-name="T7">from the output files from HMMER/RepeatMasker and RPS-Blast, </text:span><text:span text:style-name="T11">excluding redundancies between predictions (they write </text:span><text:span text:style-name="T7">the results of interest in a format very easy to read and analyze).</text:span></text:p>
      <text:p text:style-name="P1"/>
      <text:p text:style-name="P1"><text:tab/>The implemented scripts use several parameters. Some of them are used to select/filter predictions, based on the E-value or SW score (for the tools cited here) and also based on the (minimum) length of a prediction (here, it is used to select predictions from RepeatMasker). Other parameters are used, basically, to delimit regions of interest, depending on the used tool and task under execution. For example, the “distCand” parameter, used directly in “CombTEs.pl”, defines the maximum distance from a candidate to the next one to consider them inside the same final combined <text:soft-page-break/>group. Each script implemented here describes the parameters used during its execution and can be changed easily.</text:p>
      <text:p text:style-name="P1"/>
      <text:p text:style-name="P14"/>
      <text:p text:style-name="P14">* * * * * * * * * * * * * *</text:p>
      <text:p text:style-name="P21"/>
      <text:p text:style-name="P27"><text:span text:style-name="T24">looking at the E-values and SW scores of these FP, we observe that all or a very high percentage of them present at least one of these metrics as being good one (i.e., low E-value and/or high SW score) and, thus, one might consider them as correct combined predictions. For example, for the first association of filters (i.e., 1e-05 for HMMER and RPS-Blast, and 393 for RepeatMasker), the initial quantity of FP is 525 (28.7% of 1829). If one takes a prediction to be correct when the E-value for HMMER and/or RPS-Blast are at maximum 1e-10 and/or its SW score for RepeatMasker are at minimum 400, all those 525 FP would be then correct combined predictions (it means that, for these </text:span><text:span text:style-name="T25">thresholds</text:span><text:span text:style-name="T24">, all 1829 combined predictions would be indeed correct ones). For other</text:span><text:span text:style-name="T25"> thresholds, </text:span><text:span text:style-name="T24">that percentage remains very high: 98.7% for 1e-20 and 500, respectively; 96% for 1e-30 and 600; and, even for more stringent </text:span><text:span text:style-name="T25">threshold</text:span><text:span text:style-name="T24"> (1e-40 and 800), 91.6%.</text:span> <text:span text:style-name="T24">In the case of combined predictions resulting from any two of those tools, “Two” column shows that more than 60% of them are correct ones. For that first association of filters, 188 from 474 predictions would be initially defined as FP. When considering the same </text:span><text:span text:style-name="T25">thresholds</text:span><text:span text:style-name="T24"> described above, the percentages of predictions with at least one of those metrics being considered good remain interesting: 94.1% for limiting values of 1e-10 and 400, respectively; 63.8% for 1e-20 and 500, and 43.6% for 1e-30 and 500 (but only 27.6% for 1e-40 and 800).</text:span></text:p>
      <text:p text:style-name="P32"><text:span text:style-name="T24">The percentages above show that the implemented Perl script can be an interesting auxiliary tool when using two or more approaches to search for LTR-RT, making the additional analysis of the combined results easier and faster.</text:span> <text:span text:style-name="T24">The user can set filters and other parameters of the implemented script to select the predictions aimed to produce the combinations. Also, in the performed tests, the script’s run on the biggest chromosome took less than </text:span><text:span text:style-name="T27">3</text:span><text:span text:style-name="T24"> seconds in a conventional computer. This means that, after running just once the tools to search for TEs, the user can do very fast and easily several tests with different filter combinations. The main script is made available together with others aimed at extracting and formating the raw results from HMMER, RepeatMasker, and RPS-Blast for the process of prediction combination (see all details in </text:span><text:span text:style-name="T28">Section Sx??</text:span><text:span text:style-name="T29"> </text:span><text:span text:style-name="T24">in SM).</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Ref_20_Text" style:display-name="Ref Text" style:family="paragraph">
      <style:paragraph-properties fo:margin="100%" fo:margin-left="0.1575in" fo:margin-right="0in" fo:margin-top="0in" fo:margin-bottom="0in" fo:line-height="0.1252in" fo:text-align="justify" style:justify-single-word="false" fo:orphans="2" fo:widows="2" fo:hyphenation-ladder-count="no-limit" fo:text-indent="-0.1575in" style:auto-text-indent="false" style:writing-mode="lr-tb"/>
      <style:text-properties style:use-window-font-color="true" style:font-name="Times New Roman" fo:font-size="7pt" fo:language="en" fo:country="US" style:letter-kerning="true" style:font-name-asian="Times New Roman" style:font-size-asian="7pt" style:language-asian="zh" style:country-asian="CN" style:font-name-complex="Times New Roman" style:font-size-complex="10pt" style:language-complex="ar" style:country-complex="SA" fo:hyphenate="false" fo:hyphenation-remain-char-count="2" fo:hyphenation-push-char-count="2"/>
    </style:style>
    <style:style style:name="Para" style:family="paragraph">
      <style:paragraph-properties fo:margin="100%" fo:margin-left="0in" fo:margin-right="0in" fo:margin-top="0in" fo:margin-bottom="0in" fo:line-height="0.1528in" fo:text-align="justify" style:justify-single-word="false" fo:orphans="2" fo:widows="2" fo:hyphenation-ladder-count="no-limit" fo:text-indent="0.1181in" style:auto-text-indent="false" style:writing-mode="lr-tb"/>
      <style:text-properties style:use-window-font-color="true" style:font-name="Times New Roman" fo:font-size="9pt" fo:language="en" fo:country="US" style:letter-kerning="true" style:font-name-asian="Times New Roman" style:font-size-asian="9pt" style:language-asian="zh" style:country-asian="CN" style:font-name-complex="Times New Roman" style:font-size-complex="10pt" style:language-complex="ar" style:country-complex="SA" fo:hyphenate="false" fo:hyphenation-remain-char-count="2" fo:hyphenation-push-char-count="2"/>
    </style:style>
    <style:style style:name="para" style:family="paragraph" style:parent-style-name="Para">
      <style:text-properties fo:font-size="8pt"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5:25:38</meta:creation-date>
    <dc:date>2019-11-12T08:28:59</dc:date>
    <meta:editing-duration>P1DT52M54S</meta:editing-duration>
    <meta:editing-cycles>59</meta:editing-cycles>
    <meta:generator>LibreOffice/3.5$Linux_X86_64 LibreOffice_project/350m1$Build-2</meta:generator>
    <meta:document-statistic meta:table-count="1" meta:image-count="0" meta:object-count="0" meta:page-count="6" meta:paragraph-count="96" meta:word-count="3276" meta:character-count="20447" meta:non-whitespace-character-count="17215"/>
  </office:meta>
</office:document-meta>
</file>